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Heading_20_1" style:list-style-name="WWNum5">
      <style:paragraph-properties fo:break-before="auto" fo:break-after="auto"/>
    </style:style>
    <style:style style:name="P3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bookmark text:name="_aczyuw2yex2w"/><text:span text:style-name="T1">Aplicaciones Ofimáticas (Office Applications)</text:span><text:span text:style-name="T2"><text:line-break/></text:span><text:span text:style-name="T3">UD 05. Actividades evaluables 01</text:span></text:p>
      <text:p text:style-name="P1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3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7">Fecha de entrega</text:span></text:a><text:span text:style-name="T17"><text:tab/>2</text:span></text:p>
          <text:p text:style-name="P14"><text:a xlink:type="simple" xlink:href="#_9maybllx2a09" text:style-name="Index_20_Link" text:visited-style-name="Index_20_Link"><text:span text:style-name="T17">Observaciones previas a la realización de tareas evaluables</text:span></text:a><text:span text:style-name="T17"><text:tab/>3</text:span></text:p>
          <text:p text:style-name="P15"><text:a xlink:type="simple" xlink:href="#_mddm13ai61n6" text:style-name="Index_20_Link" text:visited-style-name="Index_20_Link"><text:span text:style-name="T17">Actividad 01</text:span></text:a><text:span text:style-name="T17"><text:tab/>3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9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15">UD05. Actividades evaluables 01</text:span></text:p>
      <text:list xml:id="list2222702895" text:style-name="WWNum5">
        <text:list-item>
          <text:p text:style-name="P37"><text:bookmark text:name="_dbh0n1vac4c8"/>Fecha de entrega</text:p>
        </text:list-item>
      </text:list>
      <text:p text:style-name="Standard"><text:span text:style-name="T10">Fecha límite de entrega: </text:span><text:span text:style-name="T18">Miércoles 13 de octu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55919721607529" text:continue-numbering="true" text:style-name="WWNum5">
        <text:list-item>
          <text:p text:style-name="P37"><text:bookmark text:name="_9maybllx2a09"/><text:soft-page-break/>Observaciones previas a la realización de tareas evaluables</text:p>
        </text:list-item>
      </text:list>
      <text:list xml:id="list3650911209" text:style-name="WWNum3">
        <text:list-item>
          <text:p text:style-name="P25">Salvo excepciones que lo indique en cada actividad, deberás generar un único documento para todo el boletín y en ese documento incluir la respuesta a cada actividad.</text:p>
        </text:list-item>
      </text:list>
      <text:list xml:id="list2727282649" text:style-name="WWNum1">
        <text:list-item>
          <text:list>
            <text:list-item>
              <text:p text:style-name="P35">Si para la entrega se requiere entregar varios ficheros, entrégalos comprimido en un único fichero con extensión “.zip”.</text:p>
            </text:list-item>
          </text:list>
        </text:list-item>
      </text:list>
      <text:list xml:id="list55920050253199" text:continue-list="list3650911209" text:style-name="WWNum3">
        <text:list-item>
          <text:p text:style-name="P28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6">El índice solo será necesario si el documento (sin contar portada) ocupa más de una página y tiene más de un apartado. </text:p>
            </text:list-item>
          </text:list>
        </text:list-item>
        <text:list-item>
          <text:p text:style-name="P32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55919632120561" text:continue-list="list55919721607529" text:style-name="WWNum5">
        <text:list-item>
          <text:p text:style-name="P37"><text:bookmark text:name="_mddm13ai61n6"/>Actividad 01</text:p>
        </text:list-item>
      </text:list>
      <text:p text:style-name="P10">Realiza un documento con LibreOffice Writer preparado como plantilla para realizar trabajos en el ciclo formativo, con textos de ejemplo de contenidos básicos.</text:p>
      <text:p text:style-name="P10">La entrega debe tener:</text:p>
      <text:list xml:id="list534190928" text:style-name="WWNum4">
        <text:list-item>
          <text:p text:style-name="P26">Portada con nombre y fecha. </text:p>
        </text:list-item>
        <text:list-item>
          <text:p text:style-name="P30">Número de unidad a la que pertenece el trabajo hecho con un campo (variable). Este número se mostrará en portada junto a la fecha.</text:p>
        </text:list-item>
        <text:list-item>
          <text:p text:style-name="P30">Índice generado a partir de estilos aplicados para puntos principales y subpuntos.</text:p>
        </text:list-item>
        <text:list-item>
          <text:p text:style-name="P30">Números de página a partir de la segunda página.</text:p>
        </text:list-item>
        <text:list-item>
          <text:p text:style-name="P30">Cabecera y pie de página a partir de la segunda página.</text:p>
        </text:list-item>
        <text:list-item>
          <text:p text:style-name="P30">Estilo específico para definir el texto normal.</text:p>
        </text:list-item>
        <text:list-item>
          <text:p text:style-name="P30">Estilo específico para definir los puntos principales.</text:p>
        </text:list-item>
        <text:list-item>
          <text:p text:style-name="P34">Estilo específico para definir los sub-puntos.</text:p>
        </text:list-item>
      </text:list>
      <text:p text:style-name="P10">Además, en los ejemplos de contenido, se debe mostrar:</text:p>
      <text:list xml:id="list1046441898" text:style-name="WWNum2">
        <text:list-item>
          <text:p text:style-name="P27">Estilos anteriormente nombrados, aplicados a los ejemplos.</text:p>
        </text:list-item>
        <text:list-item>
          <text:p text:style-name="P31">Viñetas de los tipos puntos y numeradas. Estas viñetas deben incluir subniveles.</text:p>
        </text:list-item>
        <text:list-item>
          <text:p text:style-name="P31">Negrita.</text:p>
        </text:list-item>
        <text:list-item>
          <text:p text:style-name="P31">Cursiva.</text:p>
        </text:list-item>
        <text:list-item>
          <text:p text:style-name="P31">Subrayado.</text:p>
        </text:list-item>
        <text:list-item>
          <text:p text:style-name="P31">Tachado.</text:p>
        </text:list-item>
        <text:list-item>
          <text:p text:style-name="P31">Enlaces.</text:p>
        </text:list-item>
        <text:list-item>
          <text:p text:style-name="P31"><text:soft-page-break/>Imágenes.</text:p>
        </text:list-item>
        <text:list-item>
          <text:p text:style-name="P31">Cuadros de Texto.</text:p>
        </text:list-item>
        <text:list-item>
          <text:p text:style-name="P29">Alineado el texto del título de forma “centrada”.</text:p>
        </text:list-item>
        <text:list-item>
          <text:p text:style-name="P33">Alineado el texto de los contenidos de forma “justificada”.</text:p>
        </text:list-item>
      </text:list>
      <text:p text:style-name="P11"><text:span text:style-name="T9"><text:s/>📕 </text:span><text:span text:style-name="T10">A entregar: </text:span>entregar el documento generado en Moodle y enseñar en persona al profesorado el documento generado para que dé una calificación de ap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5. Actividades evaluables 01</text:span></text:p>
      </style:header>
      <style:footer>
        <text:p text:style-name="MP4"><text:span text:style-name="MT1">Aplicaciones Ofimáticas (Office Applications)<text:tab/><text:tab/>UD05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55" meta:word-count="542" meta:character-count="3314" meta:non-whitespace-character-count="2840"/>
    <meta:generator>LibreOfficeDev/6.0.5.2$Linux_X86_64 LibreOffice_project/</meta:generator>
  </office:meta>
</office:document-meta>
</file>